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3d2" table:style-name="ta1">
        <table:shapes>
          <draw:frame draw:z-index="0" draw:style-name="gr1" draw:text-style-name="P1" svg:width="453.51pt" svg:height="255.09pt" svg:x="236.72pt" svg:y="88.67pt">
            <draw:object draw:notify-on-update-of-ranges="f3d2.A1:f3d2.A1 f3d2.A2:f3d2.A11 f3d2.B1:f3d2.B1 f3d2.B2:f3d2.B11 f3d2.C1:f3d2.C1 f3d2.C2:f3d2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5" calcext:value-type="float">
            <text:p>33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5" calcext:value-type="float">
            <text:p>36.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f4d2" table:style-name="ta1">
        <table:shapes>
          <draw:frame draw:z-index="0" draw:style-name="gr1" draw:text-style-name="P1" svg:width="453.51pt" svg:height="255.09pt" svg:x="301.95pt" svg:y="90.37pt">
            <draw:object draw:notify-on-update-of-ranges="f4d2.A1:f4d2.A1 f4d2.A2:f4d2.A11 f4d2.B1:f4d2.B1 f4d2.B2:f4d2.B11 f4d2.C1:f4d2.C1 f4d2.C2:f4d2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5" calcext:value-type="float">
            <text:p>34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5" calcext:value-type="float">
            <text:p>33.5</text:p>
          </table:table-cell>
          <table:table-cell office:value-type="float" office:value="4.5" calcext:value-type="float">
            <text:p>4.5</text:p>
          </table:table-cell>
        </table:table-row>
      </table:table>
      <table:table table:name="f6d10" table:style-name="ta1">
        <table:shapes>
          <draw:frame draw:z-index="0" draw:style-name="gr1" draw:text-style-name="P1" svg:width="453.51pt" svg:height="255.09pt" svg:x="275.5pt" svg:y="63.27pt">
            <draw:object draw:notify-on-update-of-ranges="f6d10.A1:f6d10.A1 f6d10.A2:f6d10.A11 f6d10.B1:f6d10.B1 f6d10.B2:f6d10.B11 f6d10.C1:f6d10.C1 f6d10.C2:f6d10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12d10" table:style-name="ta1">
        <table:shapes>
          <draw:frame draw:z-index="0" draw:style-name="gr1" draw:text-style-name="P1" svg:width="453.51pt" svg:height="255.09pt" svg:x="263.76pt" svg:y="104.68pt">
            <draw:object draw:notify-on-update-of-ranges="f12d10.A1:f12d10.A1 f12d10.A2:f12d10.A11 f12d10.B1:f12d10.B1 f12d10.B2:f12d10.B11 f12d10.C1:f12d10.C1 f12d10.C2:f12d10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</table:table-row>
      </table:table>
      <table:table table:name="f15d2" table:style-name="ta1">
        <table:shapes>
          <draw:frame draw:z-index="0" draw:style-name="gr1" draw:text-style-name="P1" svg:width="453.51pt" svg:height="255.09pt" svg:x="299.68pt" svg:y="102.44pt">
            <draw:object draw:notify-on-update-of-ranges="f15d2.A1:f15d2.A1 f15d2.A2:f15d2.A11 f15d2.B1:f15d2.B1 f15d2.B2:f15d2.B11 f15d2.C1:f15d2.C1 f15d2.C2:f15d2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f16d10" table:style-name="ta1">
        <table:shapes>
          <draw:frame draw:z-index="0" draw:style-name="gr1" draw:text-style-name="P1" svg:width="453.51pt" svg:height="255.09pt" svg:x="314.48pt" svg:y="96.41pt">
            <draw:object draw:notify-on-update-of-ranges="f16d10.A1:f16d10.A1 f16d10.A2:f16d10.A11 f16d10.B1:f16d10.B1 f16d10.B2:f16d10.B11 f16d10.C1:f16d10.C1 f16d10.C2:f16d10.C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.5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5" calcext:value-type="float">
            <text:p>36.5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f19d2" table:style-name="ta1">
        <table:shapes>
          <draw:frame draw:z-index="0" draw:style-name="gr1" draw:text-style-name="P1" svg:width="453.51pt" svg:height="255.09pt" svg:x="308.27pt" svg:y="117.5pt">
            <draw:object draw:notify-on-update-of-ranges="f19d2.A1:f19d2.A1 f19d2.A2:f19d2.A11 f19d2.B1:f19d2.B1 f19d2.B2:f19d2.B11 f19d2.C1:f19d2.C1 f19d2.C2:f19d2.C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.5" calcext:value-type="float">
            <text:p>55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office:value-type="float" office:value="40.5" calcext:value-type="float">
            <text:p>40.5</text:p>
          </table:table-cell>
        </table:table-row>
      </table:table>
      <table:table table:name="f20d2" table:style-name="ta1">
        <table:shapes>
          <draw:frame draw:z-index="0" draw:style-name="gr1" draw:text-style-name="P1" svg:width="453.51pt" svg:height="255.09pt" svg:x="253.64pt" svg:y="96.43pt">
            <draw:object draw:notify-on-update-of-ranges="f20d2.A1:f20d2.A1 f20d2.A2:f20d2.A11 f20d2.B1:f20d2.B1 f20d2.B2:f20d2.B11 f20d2.C1:f20d2.C1 f20d2.C2:f20d2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.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5" calcext:value-type="float">
            <text:p>45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5" calcext:value-type="float">
            <text:p>48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5" calcext:value-type="float">
            <text:p>54.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5" calcext:value-type="float">
            <text:p>49.5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f21d2" table:style-name="ta1">
        <table:shapes>
          <draw:frame draw:z-index="0" draw:style-name="gr1" draw:text-style-name="P1" svg:width="453.51pt" svg:height="255.09pt" svg:x="275.5pt" svg:y="104.66pt">
            <draw:object draw:notify-on-update-of-ranges="f21d2.A1:f21d2.A1 f21d2.A2:f21d2.A11 f21d2.B1:f21d2.B1 f21d2.B2:f21d2.B11 f21d2.C1:f21d2.C1 f21d2.C2:f21d2.C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5" calcext:value-type="float">
            <text:p>38.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5" calcext:value-type="float">
            <text:p>34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5" calcext:value-type="float">
            <text:p>76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.5" calcext:value-type="float">
            <text:p>76.5</text:p>
          </table:table-cell>
          <table:table-cell office:value-type="float" office:value="33.5" calcext:value-type="float">
            <text:p>33.5</text:p>
          </table:table-cell>
        </table:table-row>
      </table:table>
      <table:table table:name="f23d5" table:style-name="ta1">
        <table:shapes>
          <draw:frame draw:z-index="0" draw:style-name="gr1" draw:text-style-name="P1" svg:width="453.51pt" svg:height="255.09pt" svg:x="286.38pt" svg:y="109.19pt">
            <draw:object draw:notify-on-update-of-ranges="f23d5.A1:f23d5.A1 f23d5.A2:f23d5.A11 f23d5.B1:f23d5.B1 f23d5.B2:f23d5.B11 f23d5.C1:f23d5.C1 f23d5.C2:f23d5.C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5" calcext:value-type="float">
            <text:p>3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5" calcext:value-type="float">
            <text:p>35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5" calcext:value-type="float">
            <text:p>36.5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f24d2" table:style-name="ta1">
        <table:shapes>
          <draw:frame draw:z-index="0" draw:style-name="gr1" draw:text-style-name="P1" svg:width="453.77pt" svg:height="255.23pt" svg:x="299.65pt" svg:y="114.46pt">
            <draw:object draw:notify-on-update-of-ranges="f24d2.A1:f24d2.A1 f24d2.A2:f24d2.A11 f24d2.B1:f24d2.B1 f24d2.B2:f24d2.B11 f24d2.C1:f24d2.C1 f24d2.C2:f24d2.C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odified CMA-ES</text:p>
          </table:table-cell>
          <table:table-cell office:value-type="string" calcext:value-type="string">
            <text:p>CMA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periment3results" table:style-name="ta1"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.5" calcext:value-type="float">
            <text:p>34.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30.5" calcext:value-type="float">
            <text:p>30.5</text:p>
          </table:table-cell>
          <table:table-cell office:value-type="float" office:value="34.5" calcext:value-type="float">
            <text:p>34.5</text:p>
          </table:table-cell>
          <table:table-cell office:value-type="float" office:value="3.5" calcext:value-type="float">
            <text:p>3.5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5" calcext:value-type="float">
            <text:p>33.5</text:p>
          </table:table-cell>
          <table:table-cell office:value-type="float" office:value="35" calcext:value-type="float">
            <text:p>35</text:p>
          </table:table-cell>
          <table:table-cell office:value-type="float" office:value="36.5" calcext:value-type="float">
            <text:p>36.5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3.5" calcext:value-type="float">
            <text:p>33.5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5" calcext:value-type="float">
            <text:p>36.5</text:p>
          </table:table-cell>
          <table:table-cell office:value-type="float" office:value="32" calcext:value-type="float">
            <text:p>32</text:p>
          </table:table-cell>
          <table:table-cell office:value-type="float" office:value="33.5" calcext:value-type="float">
            <text:p>33.5</text:p>
          </table:table-cell>
          <table:table-cell office:value-type="float" office:value="4.5" calcext:value-type="float">
            <text:p>4.5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39.5" calcext:value-type="float">
            <text:p>39.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.5" calcext:value-type="float">
            <text:p>45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6.5" calcext:value-type="float">
            <text:p>36.5</text:p>
          </table:table-cell>
          <table:table-cell office:value-type="float" office:value="54" calcext:value-type="float">
            <text:p>5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.5" calcext:value-type="float">
            <text:p>38.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4.5" calcext:value-type="float">
            <text:p>44.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.5" calcext:value-type="float">
            <text:p>32.5</text:p>
          </table:table-cell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5.5" calcext:value-type="float">
            <text:p>45.5</text:p>
          </table:table-cell>
          <table:table-cell office:value-type="float" office:value="40.5" calcext:value-type="float">
            <text:p>40.5</text:p>
          </table:table-cell>
          <table:table-cell office:value-type="float" office:value="55.5" calcext:value-type="float">
            <text:p>55.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8.5" calcext:value-type="float">
            <text:p>48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4.5" calcext:value-type="float">
            <text:p>54.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.5" calcext:value-type="float">
            <text:p>36.5</text:p>
          </table:table-cell>
          <table:table-cell office:value-type="float" office:value="34" calcext:value-type="float">
            <text:p>34</text:p>
          </table:table-cell>
          <table:table-cell office:value-type="float" office:value="56.5" calcext:value-type="float">
            <text:p>56.5</text:p>
          </table:table-cell>
          <table:table-cell office:value-type="float" office:value="40.5" calcext:value-type="float">
            <text:p>40.5</text:p>
          </table:table-cell>
          <table:table-cell office:value-type="float" office:value="49.5" calcext:value-type="float">
            <text:p>49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7.5" calcext:value-type="float">
            <text:p>37.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5" calcext:value-type="float">
            <text:p>38.5</text:p>
          </table:table-cell>
          <table:table-cell office:value-type="float" office:value="18.5" calcext:value-type="float">
            <text:p>18.5</text:p>
          </table:table-cell>
          <table:table-cell office:value-type="float" office:value="31.5" calcext:value-type="float">
            <text:p>31.5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5" calcext:value-type="float">
            <text:p>34.5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.5" calcext:value-type="float">
            <text:p>24.5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.5" calcext:value-type="float">
            <text:p>28.5</text:p>
          </table:table-cell>
          <table:table-cell office:value-type="float" office:value="35.5" calcext:value-type="float">
            <text:p>35.5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5" calcext:value-type="float">
            <text:p>76.5</text:p>
          </table:table-cell>
          <table:table-cell office:value-type="float" office:value="33" calcext:value-type="float">
            <text:p>33</text:p>
          </table:table-cell>
          <table:table-cell office:value-type="float" office:value="35.5" calcext:value-type="float">
            <text:p>35.5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.5" calcext:value-type="float">
            <text:p>76.5</text:p>
          </table:table-cell>
          <table:table-cell office:value-type="float" office:value="33.5" calcext:value-type="float">
            <text:p>33.5</text:p>
          </table:table-cell>
          <table:table-cell office:value-type="float" office:value="36.5" calcext:value-type="float">
            <text:p>36.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6:55:06.271610147</dc:date>
    <meta:editing-duration>PT1M24S</meta:editing-duration>
    <meta:editing-cycles>1</meta:editing-cycles>
    <meta:document-statistic meta:table-count="12" meta:cell-count="613" meta:object-count="1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3d2.A1:f3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3d2.A2:f3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3d2.B2:f3d2.B11" chart:label-cell-address="f3d2.B1:f3d2.B1" chart:class="chart:bar">
            <chart:data-point chart:repeated="10"/>
          </chart:series>
          <chart:series chart:style-name="ch10" chart:values-cell-range-address="f3d2.C2:f3d2.C11" chart:label-cell-address="f3d2.C1:f3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3d2.B1:f3d2.B1</svg:desc>
                </draw:g>
              </table:table-cell>
              <table:table-cell office:value-type="string">
                <text:p>CMA-ES</text:p>
                <draw:g>
                  <svg:desc>f3d2.C1:f3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3d2.A2:f3d2.A11</svg:desc>
                </draw:g>
              </table:table-cell>
              <table:table-cell office:value-type="float" office:value="36">
                <text:p>36</text:p>
                <draw:g>
                  <svg:desc>f3d2.B2:f3d2.B11</svg:desc>
                </draw:g>
              </table:table-cell>
              <table:table-cell office:value-type="float" office:value="34.5">
                <text:p>34.5</text:p>
                <draw:g>
                  <svg:desc>f3d2.C2:f3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.5">
                <text:p>38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.5">
                <text:p>37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23d5.A1:f23d5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23d5.A2:f23d5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23d5.B2:f23d5.B11" chart:label-cell-address="f23d5.B1:f23d5.B1" chart:class="chart:bar">
            <chart:data-point chart:repeated="10"/>
          </chart:series>
          <chart:series chart:style-name="ch10" chart:values-cell-range-address="f23d5.C2:f23d5.C11" chart:label-cell-address="f23d5.C1:f23d5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23d5.B1:f23d5.B1</svg:desc>
                </draw:g>
              </table:table-cell>
              <table:table-cell office:value-type="string">
                <text:p>CMA-ES</text:p>
                <draw:g>
                  <svg:desc>f23d5.C1:f23d5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23d5.A2:f23d5.A11</svg:desc>
                </draw:g>
              </table:table-cell>
              <table:table-cell office:value-type="float" office:value="25">
                <text:p>25</text:p>
                <draw:g>
                  <svg:desc>f23d5.B2:f23d5.B11</svg:desc>
                </draw:g>
              </table:table-cell>
              <table:table-cell office:value-type="float" office:value="39">
                <text:p>39</text:p>
                <draw:g>
                  <svg:desc>f23d5.C2:f23d5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.5">
                <text:p>26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.5">
                <text:p>37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.5">
                <text:p>3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.5">
                <text:p>35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.5">
                <text:p>35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legend chart:legend-position="bottom" svg:x="5.408cm" svg:y="8.406cm" style:legend-expansion="wide" chart:style-name="ch2"/>
        <chart:plot-area chart:style-name="ch3" table:cell-range-address="f24d2.A1:f24d2.C11" chart:data-source-has-labels="both" svg:x="1.331cm" svg:y="0.18cm" svg:width="14.358cm" svg:height="6.881cm">
          <chartooo:coordinate-region svg:x="2.138cm" svg:y="0.379cm" svg:width="13.551cm" svg:height="6.035cm"/>
          <chart:axis chart:dimension="x" chart:name="primary-x" chart:style-name="ch4" chartooo:axis-type="auto">
            <chartooo:date-scale/>
            <chart:title svg:x="7.196cm" svg:y="7.241cm" chart:style-name="ch5">
              <text:p>Problem Instance</text:p>
            </chart:title>
            <chart:categories table:cell-range-address="f24d2.A2:f24d2.A11"/>
          </chart:axis>
          <chart:axis chart:dimension="y" chart:name="primary-y" chart:style-name="ch6">
            <chart:title svg:x="0.451cm" svg:y="4.669cm" chart:style-name="ch7">
              <text:p>Success Rate</text:p>
            </chart:title>
            <chart:grid chart:style-name="ch8" chart:class="major"/>
          </chart:axis>
          <chart:series chart:style-name="ch9" chart:values-cell-range-address="f24d2.B2:f24d2.B11" chart:label-cell-address="f24d2.B1:f24d2.B1" chart:class="chart:bar">
            <chart:data-point chart:repeated="10"/>
          </chart:series>
          <chart:series chart:style-name="ch10" chart:values-cell-range-address="f24d2.C2:f24d2.C11" chart:label-cell-address="f24d2.C1:f24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24d2.B1:f24d2.B1</svg:desc>
                </draw:g>
              </table:table-cell>
              <table:table-cell office:value-type="string">
                <text:p>CMA-ES</text:p>
                <draw:g>
                  <svg:desc>f24d2.C1:f24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24d2.A2:f24d2.A11</svg:desc>
                </draw:g>
              </table:table-cell>
              <table:table-cell office:value-type="float" office:value="1">
                <text:p>1</text:p>
                <draw:g>
                  <svg:desc>f24d2.B2:f24d2.B11</svg:desc>
                </draw:g>
              </table:table-cell>
              <table:table-cell office:value-type="float" office:value="3">
                <text:p>3</text:p>
                <draw:g>
                  <svg:desc>f24d2.C2:f24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4d2.A1:f4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4d2.A2:f4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4d2.B2:f4d2.B11" chart:label-cell-address="f4d2.B1:f4d2.B1" chart:class="chart:bar">
            <chart:data-point chart:repeated="10"/>
          </chart:series>
          <chart:series chart:style-name="ch10" chart:values-cell-range-address="f4d2.C2:f4d2.C11" chart:label-cell-address="f4d2.C1:f4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4d2.B1:f4d2.B1</svg:desc>
                </draw:g>
              </table:table-cell>
              <table:table-cell office:value-type="string">
                <text:p>CMA-ES</text:p>
                <draw:g>
                  <svg:desc>f4d2.C1:f4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4d2.A2:f4d2.A11</svg:desc>
                </draw:g>
              </table:table-cell>
              <table:table-cell office:value-type="float" office:value="34">
                <text:p>34</text:p>
                <draw:g>
                  <svg:desc>f4d2.B2:f4d2.B11</svg:desc>
                </draw:g>
              </table:table-cell>
              <table:table-cell office:value-type="float" office:value="4">
                <text:p>4</text:p>
                <draw:g>
                  <svg:desc>f4d2.C2:f4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5">
                <text:p>2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.5">
                <text:p>3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.5">
                <text:p>36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5">
                <text:p>3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6d10.A1:f6d10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6d10.A2:f6d10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6d10.B2:f6d10.B11" chart:label-cell-address="f6d10.B1:f6d10.B1" chart:class="chart:bar">
            <chart:data-point chart:repeated="10"/>
          </chart:series>
          <chart:series chart:style-name="ch10" chart:values-cell-range-address="f6d10.C2:f6d10.C11" chart:label-cell-address="f6d10.C1:f6d10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6d10.B1:f6d10.B1</svg:desc>
                </draw:g>
              </table:table-cell>
              <table:table-cell office:value-type="string">
                <text:p>CMA-ES</text:p>
                <draw:g>
                  <svg:desc>f6d10.C1:f6d1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6d10.A2:f6d10.A11</svg:desc>
                </draw:g>
              </table:table-cell>
              <table:table-cell office:value-type="float" office:value="96.5">
                <text:p>96.5</text:p>
                <draw:g>
                  <svg:desc>f6d10.B2:f6d10.B11</svg:desc>
                </draw:g>
              </table:table-cell>
              <table:table-cell office:value-type="float" office:value="0">
                <text:p>0</text:p>
                <draw:g>
                  <svg:desc>f6d10.C2:f6d10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12d10.A1:f12d10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12d10.A2:f12d10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12d10.B2:f12d10.B11" chart:label-cell-address="f12d10.B1:f12d10.B1" chart:class="chart:bar">
            <chart:data-point chart:repeated="10"/>
          </chart:series>
          <chart:series chart:style-name="ch10" chart:values-cell-range-address="f12d10.C2:f12d10.C11" chart:label-cell-address="f12d10.C1:f12d10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12d10.B1:f12d10.B1</svg:desc>
                </draw:g>
              </table:table-cell>
              <table:table-cell office:value-type="string">
                <text:p>CMA-ES</text:p>
                <draw:g>
                  <svg:desc>f12d10.C1:f12d1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12d10.A2:f12d10.A11</svg:desc>
                </draw:g>
              </table:table-cell>
              <table:table-cell office:value-type="float" office:value="100">
                <text:p>100</text:p>
                <draw:g>
                  <svg:desc>f12d10.B2:f12d10.B11</svg:desc>
                </draw:g>
              </table:table-cell>
              <table:table-cell office:value-type="float" office:value="41">
                <text:p>41</text:p>
                <draw:g>
                  <svg:desc>f12d10.C2:f12d10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15d2.A1:f15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15d2.A2:f15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15d2.B2:f15d2.B11" chart:label-cell-address="f15d2.B1:f15d2.B1" chart:class="chart:bar">
            <chart:data-point chart:repeated="10"/>
          </chart:series>
          <chart:series chart:style-name="ch10" chart:values-cell-range-address="f15d2.C2:f15d2.C11" chart:label-cell-address="f15d2.C1:f15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15d2.B1:f15d2.B1</svg:desc>
                </draw:g>
              </table:table-cell>
              <table:table-cell office:value-type="string">
                <text:p>CMA-ES</text:p>
                <draw:g>
                  <svg:desc>f15d2.C1:f15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15d2.A2:f15d2.A11</svg:desc>
                </draw:g>
              </table:table-cell>
              <table:table-cell office:value-type="float" office:value="40">
                <text:p>40</text:p>
                <draw:g>
                  <svg:desc>f15d2.B2:f15d2.B11</svg:desc>
                </draw:g>
              </table:table-cell>
              <table:table-cell office:value-type="float" office:value="45.5">
                <text:p>45.5</text:p>
                <draw:g>
                  <svg:desc>f15d2.C2:f15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16d10.A1:f16d10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16d10.A2:f16d10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16d10.B2:f16d10.B11" chart:label-cell-address="f16d10.B1:f16d10.B1" chart:class="chart:bar">
            <chart:data-point chart:repeated="10"/>
          </chart:series>
          <chart:series chart:style-name="ch10" chart:values-cell-range-address="f16d10.C2:f16d10.C11" chart:label-cell-address="f16d10.C1:f16d10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16d10.B1:f16d10.B1</svg:desc>
                </draw:g>
              </table:table-cell>
              <table:table-cell office:value-type="string">
                <text:p>CMA-ES</text:p>
                <draw:g>
                  <svg:desc>f16d10.C1:f16d1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16d10.A2:f16d10.A11</svg:desc>
                </draw:g>
              </table:table-cell>
              <table:table-cell office:value-type="float" office:value="39.5">
                <text:p>39.5</text:p>
                <draw:g>
                  <svg:desc>f16d10.B2:f16d10.B11</svg:desc>
                </draw:g>
              </table:table-cell>
              <table:table-cell office:value-type="float" office:value="37">
                <text:p>37</text:p>
                <draw:g>
                  <svg:desc>f16d10.C2:f16d10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.5">
                <text:p>32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5">
                <text:p>45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1.5">
                <text:p>41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19d2.A1:f19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19d2.A2:f19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19d2.B2:f19d2.B11" chart:label-cell-address="f19d2.B1:f19d2.B1" chart:class="chart:bar">
            <chart:data-point chart:repeated="10"/>
          </chart:series>
          <chart:series chart:style-name="ch10" chart:values-cell-range-address="f19d2.C2:f19d2.C11" chart:label-cell-address="f19d2.C1:f19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19d2.B1:f19d2.B1</svg:desc>
                </draw:g>
              </table:table-cell>
              <table:table-cell office:value-type="string">
                <text:p>CMA-ES</text:p>
                <draw:g>
                  <svg:desc>f19d2.C1:f19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19d2.A2:f19d2.A11</svg:desc>
                </draw:g>
              </table:table-cell>
              <table:table-cell office:value-type="float" office:value="48">
                <text:p>48</text:p>
                <draw:g>
                  <svg:desc>f19d2.B2:f19d2.B11</svg:desc>
                </draw:g>
              </table:table-cell>
              <table:table-cell office:value-type="float" office:value="38">
                <text:p>38</text:p>
                <draw:g>
                  <svg:desc>f19d2.C2:f19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5">
                <text:p>5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.5">
                <text:p>55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5">
                <text:p>56.5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20d2.A1:f20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20d2.A2:f20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20d2.B2:f20d2.B11" chart:label-cell-address="f20d2.B1:f20d2.B1" chart:class="chart:bar">
            <chart:data-point chart:repeated="10"/>
          </chart:series>
          <chart:series chart:style-name="ch10" chart:values-cell-range-address="f20d2.C2:f20d2.C11" chart:label-cell-address="f20d2.C1:f20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20d2.B1:f20d2.B1</svg:desc>
                </draw:g>
              </table:table-cell>
              <table:table-cell office:value-type="string">
                <text:p>CMA-ES</text:p>
                <draw:g>
                  <svg:desc>f20d2.C1:f20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20d2.A2:f20d2.A11</svg:desc>
                </draw:g>
              </table:table-cell>
              <table:table-cell office:value-type="float" office:value="45">
                <text:p>45</text:p>
                <draw:g>
                  <svg:desc>f20d2.B2:f20d2.B11</svg:desc>
                </draw:g>
              </table:table-cell>
              <table:table-cell office:value-type="float" office:value="25">
                <text:p>25</text:p>
                <draw:g>
                  <svg:desc>f20d2.C2:f20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">
                <text:p>4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5">
                <text:p>45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5">
                <text:p>5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5">
                <text:p>49.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04cm" svg:y="8.401cm" style:legend-expansion="wide" chart:style-name="ch2"/>
        <chart:plot-area chart:style-name="ch3" table:cell-range-address="f21d2.A1:f21d2.C11" chart:data-source-has-labels="both" svg:x="1.331cm" svg:y="0.18cm" svg:width="14.349cm" svg:height="6.876cm">
          <chartooo:coordinate-region svg:x="2.138cm" svg:y="0.379cm" svg:width="13.542cm" svg:height="6.03cm"/>
          <chart:axis chart:dimension="x" chart:name="primary-x" chart:style-name="ch4" chartooo:axis-type="auto">
            <chartooo:date-scale/>
            <chart:title svg:x="7.191cm" svg:y="7.236cm" chart:style-name="ch5">
              <text:p>Problem Instance</text:p>
            </chart:title>
            <chart:categories table:cell-range-address="f21d2.A2:f21d2.A11"/>
          </chart:axis>
          <chart:axis chart:dimension="y" chart:name="primary-y" chart:style-name="ch6">
            <chart:title svg:x="0.451cm" svg:y="4.667cm" chart:style-name="ch7">
              <text:p>Success Rate</text:p>
            </chart:title>
            <chart:grid chart:style-name="ch8" chart:class="major"/>
          </chart:axis>
          <chart:series chart:style-name="ch9" chart:values-cell-range-address="f21d2.B2:f21d2.B11" chart:label-cell-address="f21d2.B1:f21d2.B1" chart:class="chart:bar">
            <chart:data-point chart:repeated="10"/>
          </chart:series>
          <chart:series chart:style-name="ch10" chart:values-cell-range-address="f21d2.C2:f21d2.C11" chart:label-cell-address="f21d2.C1:f21d2.C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ied CMA-ES</text:p>
                <draw:g>
                  <svg:desc>f21d2.B1:f21d2.B1</svg:desc>
                </draw:g>
              </table:table-cell>
              <table:table-cell office:value-type="string">
                <text:p>CMA-ES</text:p>
                <draw:g>
                  <svg:desc>f21d2.C1:f21d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21d2.A2:f21d2.A11</svg:desc>
                </draw:g>
              </table:table-cell>
              <table:table-cell office:value-type="float" office:value="61">
                <text:p>61</text:p>
                <draw:g>
                  <svg:desc>f21d2.B2:f21d2.B11</svg:desc>
                </draw:g>
              </table:table-cell>
              <table:table-cell office:value-type="float" office:value="37.5">
                <text:p>37.5</text:p>
                <draw:g>
                  <svg:desc>f21d2.C2:f21d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.5">
                <text:p>59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5">
                <text:p>66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">
                <text:p>34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.5">
                <text:p>76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.5">
                <text:p>76.5</text:p>
              </table:table-cell>
              <table:table-cell office:value-type="float" office:value="33.5">
                <text:p>33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